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acc9" officeooo:paragraph-rsid="0003acc9"/>
    </style:style>
    <style:style style:name="P2" style:family="paragraph" style:parent-style-name="Standard" style:list-style-name="L1">
      <style:text-properties officeooo:rsid="0003acc9" officeooo:paragraph-rsid="0003acc9"/>
    </style:style>
    <style:style style:name="P3" style:family="paragraph" style:parent-style-name="Standard" style:list-style-name="L1">
      <style:text-properties officeooo:rsid="0003acc9" officeooo:paragraph-rsid="00065324"/>
    </style:style>
    <style:style style:name="P4" style:family="paragraph" style:parent-style-name="Standard" style:list-style-name="L3">
      <style:text-properties officeooo:rsid="0003acc9" officeooo:paragraph-rsid="0003acc9"/>
    </style:style>
    <style:style style:name="P5" style:family="paragraph" style:parent-style-name="Standard" style:list-style-name="L3">
      <style:text-properties officeooo:rsid="0003acc9" officeooo:paragraph-rsid="0005248a"/>
    </style:style>
    <style:style style:name="P6" style:family="paragraph" style:parent-style-name="Standard" style:list-style-name="L3">
      <style:text-properties officeooo:rsid="0003acc9" officeooo:paragraph-rsid="00080770"/>
    </style:style>
    <style:style style:name="P7" style:family="paragraph" style:parent-style-name="Standard">
      <style:text-properties officeooo:rsid="0003acc9" officeooo:paragraph-rsid="0005248a"/>
    </style:style>
    <style:style style:name="P8" style:family="paragraph" style:parent-style-name="Standard" style:list-style-name="L16">
      <style:text-properties officeooo:rsid="0003acc9" officeooo:paragraph-rsid="000529db"/>
    </style:style>
    <style:style style:name="P9" style:family="paragraph" style:parent-style-name="Standard">
      <style:text-properties officeooo:paragraph-rsid="0003acc9"/>
    </style:style>
    <style:style style:name="P10" style:family="paragraph" style:parent-style-name="Standard" style:list-style-name="L1">
      <style:text-properties officeooo:paragraph-rsid="0005248a"/>
    </style:style>
    <style:style style:name="P11" style:family="paragraph" style:parent-style-name="Standard" style:list-style-name="L3">
      <style:text-properties officeooo:paragraph-rsid="00050430"/>
    </style:style>
    <style:style style:name="P12" style:family="paragraph" style:parent-style-name="Standard" style:list-style-name="L3">
      <style:text-properties officeooo:paragraph-rsid="0005248a"/>
    </style:style>
    <style:style style:name="P13" style:family="paragraph" style:parent-style-name="Standard" style:list-style-name="L4">
      <style:text-properties officeooo:rsid="00050430" officeooo:paragraph-rsid="00050430"/>
    </style:style>
    <style:style style:name="P14" style:family="paragraph" style:parent-style-name="Standard" style:list-style-name="L6">
      <style:text-properties officeooo:paragraph-rsid="00050430"/>
    </style:style>
    <style:style style:name="P15" style:family="paragraph" style:parent-style-name="Standard" style:list-style-name="L7">
      <style:text-properties officeooo:rsid="0005248a" officeooo:paragraph-rsid="0005248a"/>
    </style:style>
    <style:style style:name="P16" style:family="paragraph" style:parent-style-name="Standard" style:list-style-name="L6">
      <style:text-properties officeooo:rsid="0005248a" officeooo:paragraph-rsid="0005248a"/>
    </style:style>
    <style:style style:name="P17" style:family="paragraph" style:parent-style-name="Standard" style:list-style-name="L7">
      <style:text-properties officeooo:paragraph-rsid="00050430"/>
    </style:style>
    <style:style style:name="P18" style:family="paragraph" style:parent-style-name="Standard" style:list-style-name="L9">
      <style:text-properties officeooo:paragraph-rsid="0003acc9"/>
    </style:style>
    <style:style style:name="P19" style:family="paragraph" style:parent-style-name="Standard" style:list-style-name="L11">
      <style:text-properties officeooo:paragraph-rsid="0005248a"/>
    </style:style>
    <style:style style:name="P20" style:family="paragraph" style:parent-style-name="Standard" style:list-style-name="L12">
      <style:text-properties officeooo:paragraph-rsid="0005248a"/>
    </style:style>
    <style:style style:name="P21" style:family="paragraph" style:parent-style-name="Standard" style:list-style-name="L13">
      <style:text-properties officeooo:rsid="0005268f" officeooo:paragraph-rsid="0005268f"/>
    </style:style>
    <style:style style:name="P22" style:family="paragraph" style:parent-style-name="Standard" style:list-style-name="L16">
      <style:text-properties officeooo:rsid="0005268f" officeooo:paragraph-rsid="000529db"/>
    </style:style>
    <style:style style:name="P23" style:family="paragraph" style:parent-style-name="Standard">
      <style:text-properties officeooo:rsid="0005268f" officeooo:paragraph-rsid="0005268f"/>
    </style:style>
    <style:style style:name="P24" style:family="paragraph" style:parent-style-name="Standard" style:list-style-name="L23">
      <style:text-properties officeooo:rsid="0005268f" officeooo:paragraph-rsid="000529db"/>
    </style:style>
    <style:style style:name="P25" style:family="paragraph" style:parent-style-name="Standard" style:list-style-name="L23">
      <style:text-properties officeooo:paragraph-rsid="000529db"/>
    </style:style>
    <style:style style:name="P26" style:family="paragraph" style:parent-style-name="Standard" style:list-style-name="L16">
      <style:text-properties officeooo:rsid="000529db" officeooo:paragraph-rsid="000529db"/>
    </style:style>
    <style:style style:name="P27" style:family="paragraph" style:parent-style-name="Standard" style:list-style-name="L16">
      <style:text-properties officeooo:rsid="000529db" officeooo:paragraph-rsid="00065324"/>
    </style:style>
    <style:style style:name="P28" style:family="paragraph" style:parent-style-name="Standard" style:list-style-name="L24">
      <style:text-properties officeooo:rsid="000529db" officeooo:paragraph-rsid="000529db"/>
    </style:style>
    <style:style style:name="P29" style:family="paragraph" style:parent-style-name="Standard" style:list-style-name="L24">
      <style:text-properties officeooo:rsid="000529db" officeooo:paragraph-rsid="00080770"/>
    </style:style>
    <style:style style:name="P30" style:family="paragraph" style:parent-style-name="Standard" style:list-style-name="L23">
      <style:text-properties officeooo:rsid="000529db" officeooo:paragraph-rsid="000529db"/>
    </style:style>
    <style:style style:name="P31" style:family="paragraph" style:parent-style-name="Standard" style:list-style-name="L24">
      <style:text-properties officeooo:paragraph-rsid="000529db"/>
    </style:style>
    <style:style style:name="P32" style:family="paragraph" style:parent-style-name="Standard" style:list-style-name="L16">
      <style:text-properties officeooo:rsid="00065324" officeooo:paragraph-rsid="00065324"/>
    </style:style>
    <style:style style:name="P33" style:family="paragraph" style:parent-style-name="Standard" style:list-style-name="L26">
      <style:text-properties officeooo:rsid="00065324" officeooo:paragraph-rsid="00065324"/>
    </style:style>
    <style:style style:name="P34" style:family="paragraph" style:parent-style-name="Standard">
      <style:text-properties officeooo:paragraph-rsid="00065324"/>
    </style:style>
    <style:style style:name="P35" style:family="paragraph" style:parent-style-name="Standard" style:list-style-name="L23">
      <style:text-properties officeooo:rsid="000c2b74" officeooo:paragraph-rsid="000c2b74"/>
    </style:style>
    <style:style style:name="P36" style:family="paragraph" style:parent-style-name="Standard" style:list-style-name="L26">
      <style:text-properties officeooo:rsid="000c2b74" officeooo:paragraph-rsid="000c2b74"/>
    </style:style>
    <style:style style:name="T1" style:family="text">
      <style:text-properties officeooo:rsid="0003ac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acc9" style:font-weight-asian="bold" style:font-weight-complex="bold"/>
    </style:style>
    <style:style style:name="T4" style:family="text">
      <style:text-properties fo:font-weight="bold" officeooo:rsid="000a9856" style:font-weight-asian="bold" style:font-weight-complex="bold"/>
    </style:style>
    <style:style style:name="T5" style:family="text">
      <style:text-properties officeooo:rsid="0005248a"/>
    </style:style>
    <style:style style:name="T6" style:family="text">
      <style:text-properties officeooo:rsid="0005268f"/>
    </style:style>
    <style:style style:name="T7" style:family="text">
      <style:text-properties officeooo:rsid="000529db"/>
    </style:style>
    <style:style style:name="T8" style:family="text">
      <style:text-properties officeooo:rsid="00080770"/>
    </style:style>
    <style:style style:name="T9" style:family="text">
      <style:text-properties officeooo:rsid="000a9856"/>
    </style:style>
    <style:style style:name="T10" style:family="text">
      <style:text-properties officeooo:rsid="000cab8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pılacak İş Listesi</text:p>
      <text:p text:style-name="P1"/>
      <text:list xml:id="list7785573389924223761" text:style-name="L1">
        <text:list-item>
          <text:p text:style-name="P2">Yalıtım</text:p>
          <text:p text:style-name="P2"/>
        </text:list-item>
      </text:list>
      <text:list xml:id="list7827167097624431807" text:style-name="L3">
        <text:list-item>
          <text:p text:style-name="P4">Bina Dış duvarları</text:p>
          <text:p text:style-name="P6"/>
          <text:p text:style-name="P6">Dış duvarların, </text:p>
          <text:p text:style-name="P6"><text:span text:style-name="T8">B</text:span>alkon içlerinde cam etrafındaki duvarların </text:p>
          <text:p text:style-name="P6"><text:span text:style-name="T8">Bina konsol çıkışlarının alttan</text:span>;</text:p>
          <text:p text:style-name="P6"/>
        </text:list-item>
      </text:list>
      <text:list xml:id="list1103359089917144643" text:style-name="L4">
        <text:list-item>
          <text:p text:style-name="P13">Gerekli yerlerdeki eski sıvanın kazıma işleminin yapılması</text:p>
        </text:list-item>
        <text:list-item>
          <text:p text:style-name="P13"><text:span text:style-name="T2">5 cm x 60 cm x 120 cm</text:span> ebatlarında <text:span text:style-name="T2">28-32 kg</text:span> yoğunlukta <text:span text:style-name="T2">XPS</text:span> levhaların <text:span text:style-name="T2">Levha Yapıştırıcı</text:span> ile kaplanması <text:s/></text:p>
        </text:list-item>
        <text:list-item>
          <text:p text:style-name="P13">Levhalrın plastik <text:span text:style-name="T2">dübel </text:span>ile dış cepheye sabitlenmesi</text:p>
        </text:list-item>
        <text:list-item>
          <text:p text:style-name="P13">Levha yüzeylerinin <text:s/><text:span text:style-name="T2">160 gr/cm2 </text:span>ağırlığında file ile birtikte<text:span text:style-name="T2"> Levha Sıvası</text:span> ile sıvanması</text:p>
        </text:list-item>
        <text:list-item>
          <text:p text:style-name="P13">İnce sıva üzerinin <text:span text:style-name="T2">Mineral Sıva </text:span>ile kaplanması</text:p>
        </text:list-item>
        <text:list-item>
          <text:p text:style-name="P13">Mineral Sıva üzerinini <text:span text:style-name="T2">Astar Boya</text:span> ile boyanması</text:p>
        </text:list-item>
        <text:list-item>
          <text:p text:style-name="P13">Son Kat olarak <text:span text:style-name="T2">Dış Cephe Boyası </text:span>ile boyanması</text:p>
          <text:p text:style-name="P13"/>
        </text:list-item>
      </text:list>
      <text:list xml:id="list114226351112985" text:continue-list="list7827167097624431807" text:style-name="L3">
        <text:list-item>
          <text:p text:style-name="P11"><text:s/><text:span text:style-name="T1">Balkonlar</text:span></text:p>
        </text:list-item>
      </text:list>
      <text:list xml:id="list8224720756325135054" text:style-name="L6">
        <text:list-item>
          <text:p text:style-name="P14"><text:span text:style-name="T1">Balkon iç ve dış duvarlarının </text:span><text:span text:style-name="T3">sıva ve mineral sıva</text:span><text:span text:style-name="T1"> ile kaplanması ve boyanması</text:span></text:p>
        </text:list-item>
        <text:list-item>
          <text:p text:style-name="P14"><text:span text:style-name="T1">Balkon demirlerinin beyaz boya ile boyanması</text:span></text:p>
        </text:list-item>
        <text:list-item>
          <text:p text:style-name="P16">Balkon tavanlarının tavan boyası ile boyanması</text:p>
        </text:list-item>
        <text:list-item>
          <text:p text:style-name="P16">Zemin kat balkonların 2 şer adet 10 cm x 10 cm ebadında metal kutu profil ile güçlendirilmesi</text:p>
          <text:p text:style-name="P14"/>
        </text:list-item>
      </text:list>
      <text:list xml:id="list114226575487768" text:continue-list="list114226351112985" text:style-name="L3">
        <text:list-item>
          <text:p text:style-name="P4">Pencere<text:span text:style-name="T5">ler</text:span></text:p>
        </text:list-item>
      </text:list>
      <text:list xml:id="list6621452445241748024" text:style-name="L7">
        <text:list-item>
          <text:p text:style-name="P17"><text:span text:style-name="T1">Pencere denizliklerinin</text:span><text:span text:style-name="T3"> 3 cm x 30 cm <text:s/>x serbest boy </text:span><text:span text:style-name="T1">ebatlarda </text:span><text:span text:style-name="T3">Damlalıklı <text:s/>Traverten</text:span><text:span text:style-name="T1"> </text:span><text:span text:style-name="T3">Denizlik </text:span><text:span text:style-name="T1">Yapımı <text:s/></text:span></text:p>
        </text:list-item>
        <text:list-item>
          <text:p text:style-name="P15">Pencere etrafına söve yapımı</text:p>
        </text:list-item>
      </text:list>
      <text:list xml:id="list114226684988420" text:continue-list="list114226575487768" text:style-name="L3">
        <text:list-header>
          <text:p text:style-name="P12"/>
        </text:list-header>
        <text:list-item>
          <text:p text:style-name="P12"><text:span text:style-name="T1">Bina Eteği</text:span></text:p>
        </text:list-item>
      </text:list>
      <text:list xml:id="list7461781266120995291" text:style-name="L11">
        <text:list-item>
          <text:p text:style-name="P19"><text:span text:style-name="T1">Bina çevresinin bodrum kat pencere denizliklerinin seviyesinde </text:span><text:span text:style-name="T3">2 cm x 30 cm x serbest boy</text:span><text:span text:style-name="T1"> ebatlarda </text:span><text:span text:style-name="T3">Traverten </text:span><text:span text:style-name="T1">ile kaplanması</text:span> </text:p>
        </text:list-item>
      </text:list>
      <text:p text:style-name="P7"/>
      <text:list xml:id="list114226028435818" text:continue-list="list114226684988420" text:style-name="L3">
        <text:list-item>
          <text:p text:style-name="P5">Çatı Küpeşte</text:p>
        </text:list-item>
      </text:list>
      <text:list xml:id="list7130392011598027051" text:style-name="L9">
        <text:list-item>
          <text:p text:style-name="P18"><text:span text:style-name="T1">Çatıda tüm yalıtımım üzerinin</text:span><text:span text:style-name="T3"> 3 cm x 30 cm x serbest boy </text:span><text:span text:style-name="T1">ebatlarda </text:span><text:span text:style-name="T3">Damlalıklı <text:s/>Traverten </text:span><text:span text:style-name="T1">ile Kaplanması</text:span></text:p>
        </text:list-item>
      </text:list>
      <text:p text:style-name="P9"/>
      <text:list xml:id="list114226335561532" text:continue-list="list7785573389924223761" text:style-name="L1">
        <text:list-item>
          <text:p text:style-name="P10"><text:span text:style-name="T1">Bahçe</text:span></text:p>
          <text:p text:style-name="P10"/>
        </text:list-item>
      </text:list>
      <text:list xml:id="list7322090048861313468" text:style-name="L12">
        <text:list-item>
          <text:p text:style-name="P20"><text:span text:style-name="T1">Bina Çevresinin 90 cm genişiliğinde 30x30 mozaik karo ile kaplanması</text:span></text:p>
        </text:list-item>
      </text:list>
      <text:list xml:id="list114226622558235" text:continue-list="list114226028435818" text:style-name="L3">
        <text:list-header>
          <text:p text:style-name="P4"/>
        </text:list-header>
      </text:list>
      <text:list xml:id="list114225837860893" text:continue-list="list114226335561532" text:style-name="L1">
        <text:list-item>
          <text:p text:style-name="P2">İç Merdiven</text:p>
          <text:p text:style-name="P2"/>
        </text:list-item>
      </text:list>
      <text:list xml:id="list8272245213335182896" text:style-name="L13">
        <text:list-item>
          <text:p text:style-name="P21">Bina iç merdiven mermer lambri üzerindeki duvarların ve tavanların beyaz tavan boyası ile boyanması</text:p>
        </text:list-item>
        <text:list-item>
          <text:p text:style-name="P21">Merdiven trabzanlarının beyaz yağlı boya ile boyanması</text:p>
        </text:list-item>
      </text:list>
      <text:p text:style-name="P23"/>
      <text:p text:style-name="P23"/>
      <text:list xml:id="list114226573583706" text:continue-list="list114225837860893" text:style-name="L1">
        <text:list-item>
          <text:p text:style-name="P3"><text:soft-page-break/>Çatı</text:p>
          <text:p text:style-name="P2"/>
        </text:list-item>
      </text:list>
      <text:list xml:id="list4126557749070241110" text:style-name="L16">
        <text:list-item>
          <text:p text:style-name="P22">Teras yapımı</text:p>
        </text:list-item>
      </text:list>
      <text:list xml:id="list3249802795937724090" text:style-name="L23">
        <text:list-item>
          <text:p text:style-name="P25"><text:span text:style-name="T6">Terasa çıkış kapısının devamında bacalrın bittiği noktadan, 7,5 m x 20,10 mt ebadında çatının sökülerek 250 cm yükseklikte çatı yapılması</text:span></text:p>
        </text:list-item>
        <text:list-item>
          <text:p text:style-name="P24">Yükseltme için 10 cm x 10 cm x 2<text:span text:style-name="T8">5</text:span>0 cm ebadında <text:span text:style-name="T2">yeni Çam Kereste</text:span> kullanılması</text:p>
        </text:list-item>
        <text:list-item>
          <text:p text:style-name="P24">Yükselti üzerindeki mahyalarda 10 cm x 12 cm x serbest boy <text:span text:style-name="T2">yeni Çam kereste</text:span> kullanılması</text:p>
        </text:list-item>
        <text:list-item>
          <text:p text:style-name="P24">Mahya üzerine kullanılacak 5 cm x 10 cm x serbest boy kereste olarak, eski çatıdan sökülen sağlam keresteden, yetmediği yerde <text:span text:style-name="T2">yeni kavak keresteden</text:span> kullanılması </text:p>
        </text:list-item>
        <text:list-item>
          <text:p text:style-name="P24">Kiremit altı tahtanın eski çatıdan sökülen sağlam keresteden, yetmediği yerde <text:span text:style-name="T2">yeni kavak kereste</text:span>den <text:span text:style-name="T7">yap</text:span>ılması </text:p>
        </text:list-item>
        <text:list-item>
          <text:p text:style-name="P30">Tahta üzerine Kiremit altı<text:span text:style-name="T9">na </text:span><text:s/><text:span text:style-name="T4">2 mm kalınlığında mebran</text:span> serilmesi</text:p>
        </text:list-item>
        <text:list-item>
          <text:p text:style-name="P30"><text:span text:style-name="T8">Mevcut k</text:span>iremitlerin dizilmesi, <text:span text:style-name="T8">yetmediği yerde yeni kiremit eklenmesi</text:span></text:p>
        </text:list-item>
        <text:list-item>
          <text:p text:style-name="P35">Teras - eski çatı <text:span text:style-name="T10">altı</text:span> arası duvarların alçıpan ile kapatılması</text:p>
        </text:list-item>
        <text:list-item>
          <text:p text:style-name="P35">Teras – eski çatı üst<text:span text:style-name="T10">ü </text:span>arasında kalan açıklığın çam tahta ile kapatılması</text:p>
          <text:p text:style-name="P30"/>
        </text:list-item>
      </text:list>
      <text:list xml:id="list114226745506054" text:continue-list="list4126557749070241110" text:style-name="L16">
        <text:list-item>
          <text:p text:style-name="P26">Çatı aktarılması</text:p>
        </text:list-item>
      </text:list>
      <text:list xml:id="list8513508034947648567" text:style-name="L24">
        <text:list-item>
          <text:p text:style-name="P31"><text:span text:style-name="T7">Eski çatıda tüm tavanların toplanması</text:span></text:p>
        </text:list-item>
        <text:list-item>
          <text:p text:style-name="P28">Deforme olmuş kiremit altı tahtanın mevcut kereste ile yenilenmesi, yetmediği yerde <text:span text:style-name="T2">yeni kavak kereste</text:span> ile yenilenmesi</text:p>
        </text:list-item>
        <text:list-item>
          <text:p text:style-name="P28">Tahta üzerine Kiremit altı <text:span text:style-name="T2">ziftli jüt</text:span> serilmesi</text:p>
        </text:list-item>
        <text:list-item>
          <text:p text:style-name="P29"><text:span text:style-name="T8">Mevcut k</text:span>iremitlerin dizilmesi, <text:span text:style-name="T8">yetmediği yerde yeni kiremit eklenmesi</text:span></text:p>
        </text:list-item>
      </text:list>
      <text:p text:style-name="P34"/>
      <text:list xml:id="list114226021536787" text:continue-list="list114226745506054" text:style-name="L16">
        <text:list-item>
          <text:p text:style-name="P32">Öluk ve inişler</text:p>
        </text:list-item>
      </text:list>
      <text:list xml:id="list768211629344015829" text:style-name="L26">
        <text:list-item>
          <text:p text:style-name="P33">Teras bölümündeki olukların yapılması</text:p>
        </text:list-item>
        <text:list-item>
          <text:p text:style-name="P36">Teras - eski çatı arasında sac yapılması</text:p>
        </text:list-item>
        <text:list-item>
          <text:p text:style-name="P33">Aktarılan bölümdeki mevcut gizli çatı <text:span text:style-name="T2">oluk sacları</text:span>nın yenilenmesi</text:p>
        </text:list-item>
        <text:list-item>
          <text:p text:style-name="P33">Oluk inişlerinin çatıdan zemine kadar <text:span text:style-name="T2">70 mm PVC</text:span> ile yapılması</text:p>
        </text:list-item>
      </text:list>
      <text:list xml:id="list114224746188906" text:continue-list="list114226021536787" text:style-name="L16">
        <text:list-header>
          <text:p text:style-name="P27"/>
          <text:p text:style-name="P8"/>
        </text:list-header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8:58:27.290379312</meta:creation-date>
    <dc:date>2019-08-26T11:42:24.180534800</dc:date>
    <meta:editing-duration>PT4M56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2" meta:paragraph-count="54" meta:word-count="470" meta:character-count="2908" meta:non-whitespace-character-count="2523"/>
  </office:meta>
</office:document-meta>
</file>